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26B56B78BECAFB0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2.1193in, 3.1008in, 1.8181in, 4.6063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.png" text:anchor-type="char" svg:x="2.1673in" svg:y="0.9972in" svg:width="3.0673in" svg:height="1.9098in" draw:z-index="0"><draw:image xlink:href="Pictures/10000000000005560000030026B56B78BECAFB0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pt" fo:country="B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0" meta:word-count="0" meta:character-count="0" meta:non-whitespace-character-count="0"/>
    <meta:generator>LibreOfficeDev/6.0.5.2$Linux_X86_64 LibreOffice_project/</meta:generator>
  </office:meta>
</office:document-meta>
</file>